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 style:use-optimal-column-width="false"/>
    </style:style>
    <style:style style:name="TableColumn3" style:family="table-column">
      <style:table-column-properties style:column-width="2.625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4" style:family="table-row">
      <style:table-row-properties style:min-row-height="0.3659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3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4" style:parent-style-name="DefaultParagraphFont" style:family="text">
      <style:text-properties style:font-name-complex="Arial" fo:font-size="26pt" style:font-size-asian="26pt" style:font-size-complex="26pt"/>
    </style:style>
    <style:style style:name="T15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8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9" style:parent-style-name="Normal" style:family="paragraph">
      <style:paragraph-properties fo:border="0.0069in solid #FFFFFF" fo:padding="0.0138in" style:shadow="none" fo:margin-bottom="0in" fo:line-height="115%"/>
    </style:style>
    <style:style style:name="T20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1" style:parent-style-name="Normal" style:family="paragraph">
      <style:paragraph-properties fo:border="0.0069in solid #FFFFFF" fo:padding="0.0138in" style:shadow="none" fo:margin-bottom="0in" fo:line-height="115%"/>
    </style:style>
    <style:style style:name="T22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T23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T24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P25" style:parent-style-name="Normal" style:family="paragraph">
      <style:paragraph-properties fo:margin-bottom="0in" fo:line-height="100%"/>
    </style:style>
    <style:style style:name="T26" style:parent-style-name="domain" style:family="text">
      <style:text-properties fo:font-size="9pt" style:font-size-asian="9pt" style:font-size-complex="9pt"/>
    </style:style>
    <style:style style:name="T27" style:parent-style-name="vanity-name" style:family="text">
      <style:text-properties style:font-name-complex="Arial" fo:color="#333333" fo:font-size="9pt" style:font-size-asian="9pt" style:font-size-complex="9pt" fo:background-color="#FFFFFF"/>
    </style:style>
    <style:style style:name="TableRow28" style:family="table-row">
      <style:table-row-properties style:min-row-height="0.368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33" style:parent-style-name="Normal" style:family="paragraph">
      <style:text-properties fo:hyphenate="true"/>
    </style:style>
    <style:style style:name="TableRow34" style:family="table-row">
      <style:table-row-properties style:min-row-height="0.293in"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Arial" fo:font-weight="bold" style:font-weight-asian="bold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Arial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-complex="Arial" fo:font-weight="bold" style:font-weight-asian="bold"/>
    </style:style>
    <style:style style:name="TableRow43" style:family="table-row">
      <style:table-row-properties style:min-row-height="0.318in"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47" style:parent-style-name="DefaultParagraphFont" style:family="text">
      <style:text-properties style:font-name-complex="Arial" fo:color="#000000"/>
    </style:style>
    <style:style style:name="T48" style:parent-style-name="DefaultParagraphFont" style:family="text">
      <style:text-properties style:font-name-asian="Merriweather" style:font-name-complex="Arial" fo:color="#000000"/>
    </style:style>
    <style:style style:name="T4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0" style:parent-style-name="Heading3" style:family="paragraph">
      <style:paragraph-properties fo:line-height="100%"/>
    </style:style>
    <style:style style:name="T51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T52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53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56" style:parent-style-name="DefaultParagraphFont" style:family="text">
      <style:text-properties style:font-name-complex="Arial" fo:color="#000000"/>
    </style:style>
    <style:style style:name="T57" style:parent-style-name="DefaultParagraphFont" style:family="text">
      <style:text-properties style:font-name-asian="Merriweather" style:font-name-complex="Arial" fo:color="#000000"/>
    </style:style>
    <style:style style:name="T58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9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-asian="Merriweather" fo:font-size="9pt" style:font-size-asian="9pt" style:font-size-complex="9pt"/>
    </style:style>
    <style:style style:name="T62" style:parent-style-name="DefaultParagraphFont" style:family="text">
      <style:text-properties style:font-name-asian="Merriweather" fo:font-size="9pt" style:font-size-asian="9pt" style:font-size-complex="9pt"/>
    </style:style>
    <style:style style:name="T63" style:parent-style-name="DefaultParagraphFont" style:family="text">
      <style:text-properties style:font-name-asian="Merriweather" fo:font-size="9pt" style:font-size-asian="9pt" style:font-size-complex="9pt"/>
    </style:style>
    <style:style style:name="T64" style:parent-style-name="DefaultParagraphFont" style:family="text">
      <style:text-properties style:font-name-asian="Merriweather" fo:font-size="9pt" style:font-size-asian="9pt" style:font-size-complex="9pt"/>
    </style:style>
    <style:style style:name="T65" style:parent-style-name="DefaultParagraphFont" style:family="text">
      <style:text-properties style:font-name-asian="Merriweather" fo:font-size="9pt" style:font-size-asian="9pt" style:font-size-complex="9pt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TableRow70" style:family="table-row">
      <style:table-row-properties style:min-row-height="0.3493in"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Arial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-complex="Arial" fo:font-weight="bold" style:font-weight-asian="bold"/>
    </style:style>
    <style:style style:name="TableRow76" style:family="table-row">
      <style:table-row-properties style:min-row-height="0.3868in" style:use-optimal-row-height="false"/>
    </style:style>
    <style:style style:name="P77" style:parent-style-name="Normal" style:family="paragraph">
      <style:text-properties fo:hyphenate="tru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8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82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85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86" style:family="table-row">
      <style:table-row-properties style:min-row-height="0.3243in" style:use-optimal-row-height="false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-complex="Arial" fo:font-weight="bold" style:font-weight-asian="bold"/>
    </style:style>
    <style:style style:name="P91" style:parent-style-name="Normal" style:family="paragraph">
      <style:text-properties fo:hyphenate="true"/>
    </style:style>
    <style:style style:name="TableRow92" style:family="table-row">
      <style:table-row-properties style:min-row-height="0.3541in"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Heading3" style:family="paragraph">
      <style:paragraph-properties fo:line-height="100%"/>
    </style:style>
    <style:style style:name="T95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96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97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98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P99" style:parent-style-name="Heading3" style:family="paragraph">
      <style:paragraph-properties fo:line-height="100%"/>
    </style:style>
    <style:style style:name="T100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01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4" style:parent-style-name="DefaultParagraphFont" style:family="text">
      <style:text-properties style:font-name-complex="Arial" fo:color="#000000"/>
    </style:style>
    <style:style style:name="T105" style:parent-style-name="DefaultParagraphFont" style:family="text">
      <style:text-properties style:font-name-asian="Merriweather" style:font-name-complex="Arial" fo:color="#000000"/>
    </style:style>
    <style:style style:name="T10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7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08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11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12" style:parent-style-name="DefaultParagraphFont" style:family="text">
      <style:text-properties style:font-name-complex="Arial" fo:color="#000000"/>
    </style:style>
    <style:style style:name="T113" style:parent-style-name="DefaultParagraphFont" style:family="text">
      <style:text-properties style:font-name-asian="Merriweather" style:font-name-complex="Arial" fo:color="#000000"/>
    </style:style>
    <style:style style:name="T114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15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1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17" style:parent-style-name="Normal" style:family="paragraph">
      <style:text-properties fo:hyphenate="true"/>
    </style:style>
    <style:style style:name="TableRow118" style:family="table-row">
      <style:table-row-properties style:min-row-height="0.2555in" style:use-optimal-row-height="false"/>
    </style:style>
    <style:style style:name="P119" style:parent-style-name="Normal" style:family="paragraph">
      <style:text-properties fo:hyphenate="true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complex="Arial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style:font-name-complex="Arial" fo:font-weight="bold" style:font-weight-asian="bold"/>
    </style:style>
    <style:style style:name="TableRow124" style:family="table-row">
      <style:table-row-properties style:min-row-height="0.1805in" style:use-optimal-row-height="false"/>
    </style:style>
    <style:style style:name="P125" style:parent-style-name="Normal" style:family="paragraph">
      <style:text-properties fo:hyphenate="tru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129" style:family="table-row">
      <style:table-row-properties style:min-row-height="0.3027in" style:use-optimal-row-height="false"/>
    </style:style>
    <style:style style:name="P130" style:parent-style-name="Normal" style:family="paragraph">
      <style:text-properties fo:hyphenate="true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-complex="Arial"/>
    </style:style>
    <style:style style:name="TableRow133" style:family="table-row">
      <style:table-row-properties style:min-row-height="0.3437in" style:use-optimal-row-height="false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-complex="Arial" fo:font-weight="bold" style:font-weight-asian="bold"/>
    </style:style>
    <style:style style:name="P138" style:parent-style-name="Normal" style:family="paragraph">
      <style:text-properties fo:hyphenate="true"/>
    </style:style>
    <style:style style:name="TableRow139" style:family="table-row">
      <style:table-row-properties style:min-row-height="5.4673in" style:use-optimal-row-height="false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43" style:parent-style-name="DefaultParagraphFont" style:family="text">
      <style:text-properties style:font-name-complex="Arial" fo:color="#000000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asian="Merriweather" style:font-name-complex="Arial" fo:color="#000000"/>
    </style:style>
    <style:style style:name="T14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47" style:parent-style-name="Heading3" style:family="paragraph">
      <style:paragraph-properties fo:line-height="100%"/>
    </style:style>
    <style:style style:name="T148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4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55" style:parent-style-name="DefaultParagraphFont" style:family="text">
      <style:text-properties style:font-name-asian="Merriweather" style:font-name-complex="Arial" fo:color="#000000"/>
    </style:style>
    <style:style style:name="T15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57" style:parent-style-name="Heading3" style:family="paragraph">
      <style:paragraph-properties fo:line-height="100%"/>
    </style:style>
    <style:style style:name="T158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5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5" style:parent-style-name="DefaultParagraphFont" style:family="text">
      <style:text-properties style:font-name-asian="Merriweather" style:font-name-complex="Arial" fo:color="#000000"/>
    </style:style>
    <style:style style:name="T16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67" style:parent-style-name="Heading3" style:family="paragraph">
      <style:paragraph-properties fo:line-height="100%"/>
    </style:style>
    <style:style style:name="T168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6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6" style:parent-style-name="DefaultParagraphFont" style:family="text">
      <style:text-properties style:font-name-asian="Merriweather" style:font-name-complex="Arial" fo:color="#000000"/>
    </style:style>
    <style:style style:name="T177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78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/>
    </style:style>
    <style:style style:name="P17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4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85" style:parent-style-name="DefaultParagraphFont" style:family="text">
      <style:text-properties style:font-name-asian="Merriweather" style:font-name-complex="Arial" fo:color="#000000"/>
    </style:style>
    <style:style style:name="T186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87" style:parent-style-name="Heading3" style:family="paragraph">
      <style:paragraph-properties fo:line-height="100%"/>
    </style:style>
    <style:style style:name="T188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8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94" style:parent-style-name="DefaultParagraphFont" style:family="text">
      <style:text-properties style:font-name-asian="Merriweather" style:font-name-complex="Arial" fo:color="#000000"/>
    </style:style>
    <style:style style:name="T195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96" style:parent-style-name="Heading3" style:family="paragraph">
      <style:paragraph-properties fo:line-height="100%"/>
    </style:style>
    <style:style style:name="T197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9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200" style:parent-style-name="Normal" style:family="paragraph">
      <style:text-properties fo:hyphenate="true"/>
    </style:style>
    <style:style style:name="P201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Toran</text:span><text:span text:style-name="T14"><text:s/></text:span><text:span text:style-name="T15">Sahu</text:span></text:p>
          </table:table-cell>
          <table:table-cell table:style-name="TableCell16" table:number-rows-spanned="2">
            <text:p text:style-name="P17"/>
            <text:p text:style-name="P18">+91 8602431733</text:p>
            <text:p text:style-name="P19"><text:a xlink:href="mailto:toran.sahu@yahoo.com" office:target-frame-name="_top" xlink:show="replace"><text:span text:style-name="T20">toran.sahu@yahoo.com</text:span></text:a></text:p>
            <text:p text:style-name="P21"><text:a xlink:href="https://toransahu.github.io/" office:target-frame-name="_top" xlink:show="replace"><text:span text:style-name="T22">toransahu</text:span></text:a><text:a xlink:href="https://toransahu.github.io/" office:target-frame-name="_top" xlink:show="replace"><text:span text:style-name="T23">.</text:span></text:a><text:a xlink:href="https://toransahu.github.io/" office:target-frame-name="_top" xlink:show="replace"><text:span text:style-name="T24">github.io</text:span></text:a></text:p>
            <text:p text:style-name="P25"><text:a xlink:href="https://linkedin.com/in/toransahu" office:target-frame-name="_top" xlink:show="replace"><text:span text:style-name="T26">linkedin.com/in/</text:span></text:a><text:a xlink:href="https://linkedin.com/in/toransahu" office:target-frame-name="_top" xlink:show="replace"><text:span text:style-name="T27">toransahu</text:span></text:a></text:p>
          </table:table-cell>
        </table:table-row>
        <table:table-row table:style-name="TableRow28">
          <table:table-cell table:style-name="TableCell29">
            <text:p text:style-name="P30">Senior Systems Engineer at Infosys</text:p>
            <text:p text:style-name="P31"><text:span text:style-name="T32"><text:s/>B. Tech. (CSE) NIT, Raipur</text:span></text:p>
          </table:table-cell>
          <table:covered-table-cell>
            <text:p text:style-name="P33"/>
          </table:covered-table-cell>
        </table:table-row>
        <table:table-row table:style-name="TableRow34">
          <table:table-cell table:style-name="TableCell35">
            <text:p text:style-name="P36"/>
            <text:p text:style-name="P37"><text:span text:style-name="T38">EXPERIENCE</text:span></text:p>
          </table:table-cell>
          <table:table-cell table:style-name="TableCell39">
            <text:p text:style-name="P40"/>
            <text:p text:style-name="P41"><text:span text:style-name="T42">SKILLS</text:span></text:p>
          </table:table-cell>
        </table:table-row>
        <table:table-row table:style-name="TableRow43">
          <table:table-cell table:style-name="TableCell44" table:number-rows-spanned="3">
            <text:p text:style-name="P45"><text:span text:style-name="T46">Infosys</text:span><text:span text:style-name="T47">,<text:s/></text:span><text:span text:style-name="T48">Pune —<text:s/></text:span><text:span text:style-name="T49">Senior Systems Engineer</text:span></text:p>
            <text:h text:style-name="P50" text:outline-level="3"><text:span text:style-name="T51">JULY 2017<text:s/></text:span><text:span text:style-name="T52">– PRESENT</text:span></text:h>
            <text:h text:style-name="P53" text:outline-level="3">Reduced INTERSPEC to SELERANT data migration activity turnaround time by automating tasks through PL/SQL procedures.</text:h>
            <text:p text:style-name="P54"><text:span text:style-name="T55">Infosys</text:span><text:span text:style-name="T56">,<text:s/></text:span><text:span text:style-name="T57">Pune —<text:s/></text:span><text:span text:style-name="T58">Systems Engineer</text:span></text:p>
            <text:p text:style-name="P59">JUNE 2015 – JUNE 2017</text:p>
            <text:p text:style-name="P60"><text:span text:style-name="T61">Enriched</text:span><text:span text:style-name="T62"><text:s/>user-experience<text:s/></text:span><text:span text:style-name="T63">by enhancing<text:s/></text:span><text:span text:style-name="T64">the existing features of the<text:s/></text:span><text:span text:style-name="T65">application.</text:span></text:p>
            <text:p text:style-name="P66"><text:span text:style-name="T67">Optimized PL/SQL procedures, automated some data migration activities.</text:span></text:p>
          </table:table-cell>
          <table:table-cell table:style-name="TableCell68">
            <text:p text:style-name="P69">Python, Java, C, C#, Git, Linux, PL/SQL, SQL, NoSQL, Data Structures, Algorithm, HTML, Django, MTV, MVC, PLM Tool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/>
            <text:p text:style-name="P74"><text:span text:style-name="T75">AWARDS</text:span></text:p>
          </table:table-cell>
        </table:table-row>
        <table:table-row table:style-name="TableRow76">
          <table:covered-table-cell>
            <text:p text:style-name="P77"/>
          </table:covered-table-cell>
          <table:table-cell table:style-name="TableCell78" table:number-rows-spanned="3">
            <text:p text:style-name="P79">Insta Award – Infosys – Mar 2017</text:p>
            <text:p text:style-name="P80">Certification awarded in appreciation of exceeding the client’s expectations for the works assigned.</text:p>
            <text:p text:style-name="P81"/>
            <text:p text:style-name="P82">Insta Award – Infosys – Jul 2016</text:p>
            <text:p text:style-name="P83"><text:span text:style-name="T84">Certification awarded in appreciation of quickly learning INTERSPEC tool, helping the team to build database queries &amp; ex</text:span><text:span text:style-name="T85">traction process, hard-working, and dedicated nature.</text:span>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EDUCATION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 table:number-rows-spanned="4">
            <text:h text:style-name="P94" text:outline-level="3"><text:span text:style-name="T95">National Institute of Technology</text:span><text:span text:style-name="T96">,<text:s/></text:span><text:span text:style-name="T97">Raipur —<text:s/></text:span><text:span text:style-name="T98">B. Tech. (CSE)</text:span></text:h>
            <text:h text:style-name="P99" text:outline-level="3"><text:span text:style-name="T100">JUNE 2011 – JUNE 2015</text:span></text:h>
            <text:h text:style-name="P101" text:outline-level="3">Grade: 6.96/10</text:h>
            <text:p text:style-name="P102"><text:span text:style-name="T103">Jawahar Navodaya Vidyalaya</text:span><text:span text:style-name="T104">,<text:s/></text:span><text:span text:style-name="T105">Bilaspur —<text:s/></text:span><text:span text:style-name="T106">12th PCM</text:span></text:p>
            <text:p text:style-name="P107">JULY 2009 – APRIL 2010</text:p>
            <text:p text:style-name="P108">Grade: 72%</text:p>
            <text:p text:style-name="P109"><text:span text:style-name="T110">Jawahar<text:s/></text:span><text:span text:style-name="T111">Navodaya Vidyalaya</text:span><text:span text:style-name="T112">,<text:s/></text:span><text:span text:style-name="T113">Bilaspur —<text:s/></text:span><text:span text:style-name="T114">10th</text:span></text:p>
            <text:p text:style-name="P115">JULY 2007 – APRIL 2008</text:p>
            <text:p text:style-name="P116">Grade: 83.4%</text:p>
          </table:table-cell>
          <table:covered-table-cell>
            <text:p text:style-name="P117"/>
          </table:covered-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/>
            <text:p text:style-name="P122"><text:span text:style-name="T123">LANGUAGE</text:span></text:p>
          </table:table-cell>
        </table:table-row>
        <table:table-row table:style-name="TableRow124">
          <table:covered-table-cell>
            <text:p text:style-name="P125"/>
          </table:covered-table-cell>
          <table:table-cell table:style-name="TableCell126">
            <text:p text:style-name="P127"><text:span text:style-name="T128">English, Hindi</text:span>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 table:number-rows-spanned="3">
            <text:p text:style-name="P132"/>
          </table:table-cell>
        </table:table-row>
        <table:table-row table:style-name="TableRow133">
          <table:table-cell table:style-name="TableCell134">
            <text:p text:style-name="P135"/>
            <text:p text:style-name="P136"><text:span text:style-name="T137">PROJECTS</text:span></text:p>
          </table:table-cell>
          <table:covered-table-cell>
            <text:p text:style-name="P138"/>
          </table:covered-table-cell>
        </table:table-row>
        <table:table-row table:style-name="TableRow139">
          <table:table-cell table:style-name="TableCell140">
            <text:p text:style-name="P141"><text:span text:style-name="T142">ProConf</text:span><text:span text:style-name="T143">,</text:span><text:span text:style-name="T144"><text:s/></text:span><text:span text:style-name="T145">Meridian Data Migration —<text:s/></text:span><text:span text:style-name="T146">Mondelez International</text:span></text:p>
            <text:h text:style-name="P147" text:outline-level="3"><text:span text:style-name="T148">JUN 2017 – OCT 2017</text:span></text:h>
            <text:list text:style-name="LFO1" text:continue-numbering="true">
              <text:list-item>
                <text:p text:style-name="P149">Migration of some plants related data from SIMANTIC IT Interspec’s database to Selerant DevEX PLM’s database.</text:p>
              </text:list-item>
              <text:list-item>
                <text:p text:style-name="P150">Activities: Extraction, Transformation, and Migration followed by Retirement</text:p>
              </text:list-item>
              <text:list-item>
                <text:p text:style-name="P151">Responsibility: Requirement gathering, analysis, design, development (ETL), testing, client communication, team management</text:p>
              </text:list-item>
              <text:list-item>
                <text:p text:style-name="P152">Technologies: PL/SQL, Java and C#</text:p>
              </text:list-item>
            </text:list>
            <text:p text:style-name="P153"><text:span text:style-name="T154">Volt</text:span><text:span text:style-name="T155"><text:s/>—<text:s/></text:span><text:span text:style-name="T156">The Boeing Company</text:span></text:p>
            <text:h text:style-name="P157" text:outline-level="3"><text:span text:style-name="T158">SEP 2016 – MAY 2017</text:span></text:h>
            <text:list text:style-name="LFO1" text:continue-numbering="true">
              <text:list-item>
                <text:p text:style-name="P159">Enhancement <text:s/>in existing <text:s/>features by implementing change request</text:p>
              </text:list-item>
              <text:list-item>
                <text:p text:style-name="P160">Activities: Major &amp; minor <text:s/>change request development</text:p>
              </text:list-item>
              <text:list-item>
                <text:p text:style-name="P161">Responsibility: Development, testing, client communication</text:p>
              </text:list-item>
              <text:list-item>
                <text:p text:style-name="P162">Technologies: Python, Django, PL/SQL</text:p>
              </text:list-item>
            </text:list>
            <text:p text:style-name="P163"><text:span text:style-name="T164">Meridian Retirement</text:span><text:span text:style-name="T165"><text:s/>—<text:s/></text:span><text:span text:style-name="T166">Kraft Foods</text:span></text:p>
            <text:h text:style-name="P167" text:outline-level="3"><text:span text:style-name="T168">DEC 2015 – AUG 2016</text:span></text:h>
            <text:list text:style-name="LFO1" text:continue-numbering="true">
              <text:list-item>
                <text:p text:style-name="P169">Migration of the whole data from<text:s/>Meridian’s database to Oracle Agile PLM’s database.</text:p>
              </text:list-item>
              <text:list-item>
                <text:p text:style-name="P170">Activities: Extraction, Transformation, and Migration followed by Retirement</text:p>
              </text:list-item>
              <text:list-item>
                <text:p text:style-name="P171">Responsibility: PL/SQL and console application programming</text:p>
              </text:list-item>
              <text:list-item>
                <text:p text:style-name="P172">Technologies: PL/SQL, Java and C#</text:p>
              </text:list-item>
            </text:list>
            <text:p text:style-name="P173"><text:span text:style-name="T174">MS Excel Implementation of<text:s/></text:span><text:span text:style-name="T175">Regression Clustering<text:s/></text:span><text:span text:style-name="T176">—<text:s/></text:span><text:span text:style-name="T177">NIT, Raipur</text:span></text:p>
            <text:h text:style-name="P178" text:outline-level="3">JAN 2015 – APR 2015</text:h>
            <text:list text:style-name="LFO1" text:continue-numbering="true">
              <text:list-item>
                <text:p text:style-name="P179">An Application Software for attribute prediction of the data present in Excel file with minimal error estimation using regression clustering.</text:p>
              </text:list-item>
              <text:list-item>
                <text:p text:style-name="P180">Algorithm: Clustering (K-Means), Regression</text:p>
              </text:list-item>
              <text:list-item>
                <text:p text:style-name="P181">Technologies:<text:s/>Python3, MySQL, SciKit-Learn, XlsxWriter, Data Mining, Machine Learning</text:p>
              </text:list-item>
            </text:list>
            <text:p text:style-name="P182"><text:span text:style-name="T183">Data Fragmentation for given Cluster Centers</text:span><text:span text:style-name="T184"><text:s/></text:span><text:span text:style-name="T185">—<text:s/></text:span><text:span text:style-name="T186">NIT, Raipur</text:span></text:p>
            <text:h text:style-name="P187" text:outline-level="3"><text:span text:style-name="T188">JUL 2014 – DEC 2014</text:span></text:h>
            <text:list text:style-name="LFO1" text:continue-numbering="true">
              <text:list-item>
                <text:p text:style-name="P189">An Application Software for fragmentation of the data present in Excel file according to given cluster centers.</text:p>
              </text:list-item>
              <text:list-item>
                <text:p text:style-name="P190">Algorithm: K-Means</text:p>
              </text:list-item>
              <text:list-item>
                <text:p text:style-name="P191">Technologies: Java2, MySQL</text:p>
              </text:list-item>
            </text:list>
            <text:p text:style-name="P192"><text:span text:style-name="T193">Library Management System<text:s/></text:span><text:span text:style-name="T194">—<text:s/></text:span><text:span text:style-name="T195">NIT, Raipur</text:span></text:p>
            <text:h text:style-name="P196" text:outline-level="3"><text:span text:style-name="T197">JAN 2013 – MAR 2013</text:span></text:h>
            <text:list text:style-name="LFO1" text:continue-numbering="true">
              <text:list-item>
                <text:p text:style-name="P198">An Application Software made in Java2 to manage the college library system.</text:p>
              </text:list-item>
              <text:list-item>
                <text:p text:style-name="P199">Technologies: Java2, MySQL</text:p>
              </text:list-item>
            </text:list>
          </table:table-cell>
          <table:covered-table-cell>
            <text:p text:style-name="P200"/>
          </table:covered-table-cell>
        </table:table-row>
      </table:table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number:date-style style:name="N12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7"><text:span text:style-name="T8"><text:page-number text:fixed="false">1</text:page-number></text:span></text:p>
      </style:header>
      <style:footer>
        <text:p text:style-name="P9"><text:span text:style-name="T10">toran.sahu@yahoo.com <text:s text:c="156"/>Last updated:<text:s/></text:span><text:span text:style-name="T11"><text:date style:data-style-name="N12">November 21, 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6:32:00Z</meta:creation-date>
    <dc:date>2017-11-21T04:33:00Z</dc:date>
    <meta:print-date>2017-08-10T06:25:00Z</meta:print-date>
    <meta:template xlink:href="Normal" xlink:type="simple"/>
    <meta:editing-cycles>19</meta:editing-cycles>
    <meta:editing-duration>PT4440S</meta:editing-duration>
    <meta:document-statistic meta:page-count="1" meta:paragraph-count="6" meta:word-count="505" meta:character-count="3381" meta:row-count="24" meta:non-whitespace-character-count="2882"/>
  </office:meta>
</office:document-meta>
</file>